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odelines</text:p>
      <text:p text:style-name="Normal">Codeline A: <text:s/>Use Case 1 – Patient Death Form</text:p>
      <text:p text:style-name="Normal"><text:tab/>A1.0 – Initial version of form to enter patient death, confirm, and update database</text:p>
      <text:p text:style-name="Normal"><text:tab/>A1.1 – Added function to prevent updating patient records after patient dies</text:p>
      <text:p text:style-name="Normal">Codeline B: <text:s/>Use Case 2 – Enter New Prescription Form</text:p>
      <text:p text:style-name="Normal"><text:tab/>B1.0 – Initial version of form to enter new prescription including safety checks for contraindications, allergies, and overdose. <text:s/>Also includes opportunity for doctor to override safety warning</text:p>
      <text:p text:style-name="Normal"><text:tab/>B1.1 – Fixed bug in calculation of maximum dosage</text:p>
      <text:p text:style-name="Normal">Codeline C: <text:s/>Use Case 3 – Patient Request Change Form / Doctor Review Change Form</text:p>
      <text:p text:style-name="Normal"><text:tab/>C1.0 – Initial version of Patient Request Change Form features place for patients to enter changes to personal information but does not communicate with database</text:p>
      <text:p text:style-name="Normal"><text:tab/>C1.1 – Passes changes to the database and new Pending Changes Form displays changes yet to be reviewed. <text:s/>Only functions for personal information</text:p>
      <text:p text:style-name="Normal"><text:tab/>C1.2 – Added support for emergency contact and medication changes in both forms. <text:s/>Fixed bug with timestamp conversion and display.</text:p>
      <text:p text:style-name="Normal">Codeline D: <text:s/>MySQL Database</text:p>
      <text:p text:style-name="Normal"><text:tab/>D1.0 – Initial version of database features only 2 tables (patients, deceasedPatients) used to support Use Case 1</text:p>
      <text:p text:style-name="Normal"><text:tab/>D1.1 – Added tables to database to reflect requirements of ER diagram. <text:s/>Created foreign key constraints and added sample data.</text:p>
      <text:p text:style-name="Normal"><text:tab/>D1.2 – Changed several date fields to timestamp for simpler entry</text:p>
      <text:p text:style-name="Normal"><text:tab/>D1.3 – Added userid field to 2 tables (patients, employees) to track UserID in the front end</text:p>
      <text:p text:style-name="Normal"><text:tab/>D1.4 – Added table to link a patient to his/her primary doctor</text:p>
      <text:p text:style-name="Normal">Codeline E: <text:s/>User Registration Form (supports security and authentication)</text:p>
      <text:p text:style-name="Normal"><text:tab/>E1.0 – Added form to be used by administrator to link a patient or employee to a registered user and populate the database accordingly. <text:s/>Allows other forms to authenticate the current user as the user they claim to b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cott</meta:initial-creator>
    <dc:creator>Scott</dc:creator>
    <meta:creation-date>2010-12-06T00:05:00Z</meta:creation-date>
    <dc:date>2010-12-06T00:05:00Z</dc:date>
    <meta:template xlink:href="Normal" xlink:type="simple"/>
    <meta:editing-cycles>2</meta:editing-cycles>
    <meta:editing-duration>PT0S</meta:editing-duration>
    <meta:document-statistic meta:page-count="1" meta:paragraph-count="3" meta:word-count="273" meta:character-count="1829" meta:row-count="12" meta:non-whitespace-character-count="1559"/>
  </office:meta>
</office:document-meta>
</file>